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row table:style-name="ro1">
          <table:table-cell table:style-name="Default" office:value-type="string">
            <text:p>Competition: Continental Indoor Soccer Leagu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93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Arizona Sandshar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wadewes001">Wes Wade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27.9">
            <text:p>27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intfra001">Franklin McIntosh</text:a></text:p>
          </table:table-cell>
          <table:table-cell table:style-name="ce1"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wfand001">Andrew Crawford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rmeedw001">Edward Carmea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1">
            <text:p>28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illdon001">Don Gaillard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ilheral001">Ralf Wilhelms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epau001">Paul Lee</text:a></text:p>
          </table:table-cell>
          <table:table-cell table:style-name="ce1" office:value-type="string">
            <text:p>F,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rlimar001">Mark Kerlin</text:a></text:p>
          </table:table-cell>
          <table:table-cell table:style-name="ce1"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derric001">Rick Soderman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itsopau001">Paul Kitson</text:a></text:p>
          </table:table-cell>
          <table:table-cell table:style-name="ce1" office:value-type="string">
            <text:p>F,M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chebil001">Bill Becher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rubkev001">Kevin Grub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6">
            <text:p>31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dbter001">Terry Woodberry</text:a></text:p>
          </table:table-cell>
          <table:table-cell table:style-name="ce1" office:value-type="string">
            <text:p>M,F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owlerus001">Russell Fowler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yanrob001">Robert Bryant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othlou001">Louie Smotherman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eatcgre001">Greg Veatch</text:a></text:p>
          </table:table-cell>
          <table:table-cell table:style-name="ce1" office:value-type="string">
            <text:p>M,G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zulmat001">Mate Kozul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eabeway001">Wayne Seaber</text:a></text:p>
          </table:table-cell>
          <table:table-cell table:style-name="ce1"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arasrob001">Rob Karas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estcwar001">Warren Westcoat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eoler001">Leroy DeLeon</text:a></text:p>
          </table:table-cell>
          <table:table-cell table:style-name="ce1" office:value-type="string">
            <text:p>F,D,F/M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.8">
            <text:p>2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2">
            <text:p>26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ichdav001">Dave Reichart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4">
            <text:p>23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cottrod001">Roderick Scott</text:a></text:p>
          </table:table-cell>
          <table:table-cell table:style-name="ce1"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7">
            <text:p>2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deeri001">Eric Dade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23.4">
            <text:p>23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o001">Beto</text:a></text:p>
          </table:table-cell>
          <table:table-cell table:style-name="ce1"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9">
            <text:p>26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dlujoh001">John Hedlund</text:a></text:p>
          </table:table-cell>
          <table:table-cell table:style-name="ce1" office:value-type="string">
            <text:p>D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.2">
            <text:p>1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evedev001">Dev Reeves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ckecol001">Colin Rocke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feildav001">David Pfeil</text:a></text:p>
          </table:table-cell>
          <table:table-cell table:style-name="ce1"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awlesco001">Scott Lawler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4.3">
            <text:p>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ysha001">Shawn Ray</text:a></text:p>
          </table:table-cell>
          <table:table-cell table:style-name="ce1"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rkjoh001">John Stark</text:a></text:p>
          </table:table-cell>
          <table:table-cell/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paljoe001">Joe Papaleo</text:a></text:p>
          </table:table-cell>
          <table:table-cell table:style-name="ce1"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oopecor001">Corey Hooper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Los Angeles United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ruotoraf001">Raffaele Ruotolo</text:a></text:p>
          </table:table-cell>
          <table:table-cell table:style-name="ce1"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rrod001">Rod Castro</text:a></text:p>
          </table:table-cell>
          <table:table-cell table:style-name="ce1" office:value-type="string">
            <text:p>M,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1.4">
            <text:p>31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eledou001">Doug Neeley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0.3">
            <text:p>20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orgsam001">Sam George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barjim001">Jim Gabarra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0.1">
            <text:p>10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tclpau001">Paul Ratcliffe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alegar001">Gary Heale</text:a></text:p>
          </table:table-cell>
          <table:table-cell table:style-name="ce1"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yesbob001">Bobby Reyes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ckssha001">Shane Hickso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ardste001">Steve Boardman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cksnat001">Nathan Sacks</text:a></text:p>
          </table:table-cell>
          <table:table-cell table:style-name="ce1" office:value-type="string">
            <text:p>D,M,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rvingle001">Glenn Ervine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wansdou001">Doug Swanson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vansmar001">Mark Evans</text:a></text:p>
          </table:table-cell>
          <table:table-cell table:style-name="ce1"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anydan001">Dan Beany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ueand001">Andrew Shue</text:a></text:p>
          </table:table-cell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atkri001">Kris Peat</text:a></text:p>
          </table:table-cell>
          <table:table-cell table:style-name="ce1" office:value-type="string">
            <text:p>GK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noldav001">David Vanole</text:a></text:p>
          </table:table-cell>
          <table:table-cell table:style-name="ce1"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arpste001">Steve Sharp</text:a></text:p>
          </table:table-cell>
          <table:table-cell table:style-name="ce1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ritim001">Tim Harris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 table:number-rows-repeated="2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zizin001">Zizinho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opezmar001">Marco Lopez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32.6">
            <text:p>32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kev001">Kevin Smith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llaram001">Ramon Villazevalls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5.8">
            <text:p>25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ezoct001">Octavio Perez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4.9">
            <text:p>14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rnamar001">Martin Hernandez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rdumoi001">Moises Garduno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0.6">
            <text:p>40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rraand001">Andres Carranza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38.5">
            <text:p>3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adan001">Daniel Mora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ithsco001">Scott Gaither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itger001">German Benitez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rnajos001">Jose Luis Hernandez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avehar001">Harry Saavedra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ntujai001">Jaime Cantu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nozgui001">Guillermo Munoz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ccehec001">Hector Beccera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incapadr001">Adrian Incapie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tisgar001">Gardlund Batista</text:a>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linand001">Andres Molina</text:a>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alicur001">Curtis McAlister</text:a></text:p>
          </table:table-cell>
          <table:table-cell table:style-name="ce1"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ldajor001">Jorge Maldanado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ortland Prid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baartrob001">Rob Baarts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6.4">
            <text:p>26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cordic001">Dick McCormick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25.7">
            <text:p>25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tsjef001">Jeff Betts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injoh001">John Bain</text:a></text:p>
          </table:table-cell>
          <table:table-cell table:style-name="ce1" office:value-type="string">
            <text:p>M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7.9">
            <text:p>27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cottchr001">Chris Scotti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uriegle001">Glenn Lurie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egsonei001">Neil Megson</text:a></text:p>
          </table:table-cell>
          <table:table-cell table:style-name="ce1" office:value-type="string">
            <text:p>D,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ckral001">Ralph Black</text:a></text:p>
          </table:table-cell>
          <table:table-cell table:style-name="ce1" office:value-type="string">
            <text:p>D,M,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ookbil001">Bill Crook</text:a></text:p>
          </table:table-cell>
          <table:table-cell table:style-name="ce1"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goneoth001">Oth Ngonethong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ykojas001">Jason Boykoff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ubioabr001">Abraham Rubio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gar002">Garrett Smith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2.8">
            <text:p>12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ssqui001">Quinn Ross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iercste001">Steve Piercy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iongre001">Greg Ion</text:a></text:p>
          </table:table-cell>
          <table:table-cell table:style-name="ce1"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ilo001">Chilo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ntzrog001">Roger Gantz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rsejim001">Jim Gorsek</text:a></text:p>
          </table:table-cell>
          <table:table-cell table:style-name="ce1" office:value-type="string">
            <text:p>GK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azejim001">Jim Brazeau</text:a></text:p>
          </table:table-cell>
          <table:table-cell table:style-name="ce1"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thomamar001">Mark Thomas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0.8">
            <text:p>4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rryjon001">Jon Parry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.6">
            <text:p>1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llioger001">Gerell Elliott</text:a></text:p>
          </table:table-cell>
          <table:table-cell table:style-name="ce1"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kesha001">Shawn Blakema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wersea001">Sean Bowers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.5">
            <text:p>11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llaric003">Ricky Villa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tusste001">Steve Petuskey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caljef001">Jeff Alcala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noale001">Alejandro Cano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relllui001">Luis Mario Orellana</text:a></text:p>
          </table:table-cell>
          <table:table-cell table:style-name="ce1"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uliular001">Larry Julius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2">
            <text:p>16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ernageo001">George Fernandez</text:a></text:p>
          </table:table-cell>
          <table:table-cell table:style-name="ce1" office:value-type="string">
            <text:p>D,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relldie001">Diego Orellana</text:a>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ubiovas001">Vasco Rubio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wlemik001">Mike Dowler</text:a></text:p>
          </table:table-cell>
          <table:table-cell table:style-name="ce1"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ardzara001">Aram Kardzair</text:a></text:p>
          </table:table-cell>
          <table:table-cell table:style-name="ce1"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llepet001">Peter Pelle</text:a>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iversric001">Rick Iversen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olenmat001">Matthew Nolen</text:a>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San Diego Sock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koettkev001">Kevin Koetters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usiyatho001">Thompson Usiyan</text:a></text:p>
          </table:table-cell>
          <table:table-cell table:style-name="ce1" office:value-type="string">
            <text:p>M,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.8">
            <text:p>2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der001">Keder</text:a></text:p>
          </table:table-cell>
          <table:table-cell table:style-name="ce1" office:value-type="string">
            <text:p>F,M/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3">
            <text:p>21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rmewaa001">Waad Hirmez</text:a></text:p>
          </table:table-cell>
          <table:table-cell table:style-name="ce1" office:value-type="string">
            <text:p>D,F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grebri001">Brian Negrete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rtizren001">Rene Ortiz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llydan001">Dan Kelly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.3">
            <text:p>17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mobob001">Bob Harmon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adocjac001">Jacques Ladoceur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dairchu001">Chugger Adair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netom001">Tom Crane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amdacha001">Asghar Namdar</text:a></text:p>
          </table:table-cell>
          <table:table-cell table:style-name="ce1" office:value-type="string">
            <text:p>M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nksdav001">David Banks</text:a></text:p>
          </table:table-cell>
          <table:table-cell table:style-name="ce1"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iacajoe001">Joe Giacalone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lvepau001">Paul Gelvezon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ssocar001">Carlos Basso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agus001">Gus Castaneda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ciwil001">Willy Morcillo</text:a></text:p>
          </table:table-cell>
          <table:table-cell table:style-name="ce1" office:value-type="string">
            <text:p>D,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farsha001">Shahin Safarian</text:a>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lzodan001">Dan Dalzochio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nnebry001">Bryan Finnerty</text:a></text:p>
          </table:table-cell>
          <table:table-cell table:style-name="ce1"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94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Anaheim Splash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ervindal001">Dale Ervine</text:a></text:p>
          </table:table-cell>
          <table:table-cell table:style-name="ce1" office:value-type="string">
            <text:p>D,M/F,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.3">
            <text:p>1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eledou001">Doug Neeley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.8">
            <text:p>4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rrod001">Rod Castro</text:a></text:p>
          </table:table-cell>
          <table:table-cell table:style-name="ce1" office:value-type="string">
            <text:p>M,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.6">
            <text:p>31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tclpau001">Paul Ratcliff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donpau001">Paul Mcdonnell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ckral001">Ralph Black</text:a></text:p>
          </table:table-cell>
          <table:table-cell table:style-name="ce1" office:value-type="string">
            <text:p>D,M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mleden001">Denis Hamlett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aposmik001">Mike Laposha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orgsam001">Sam George</text:a></text:p>
          </table:table-cell>
          <table:table-cell table:style-name="ce1"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ckssha001">Shane Hickso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yesbob001">Bobby Reyes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nchjua001">Juan Carlos Sanchez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uchbob001">Bobby Bruch</text:a></text:p>
          </table:table-cell>
          <table:table-cell table:style-name="ce1" office:value-type="string">
            <text:p>F/M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rancjai001">Jaime Francisco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kenste001">Steve McKenzie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rvingle001">Glenn Ervine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tidar001">Darren Martinez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ernarub001">Ruben Fernandez</text:a></text:p>
          </table:table-cell>
          <table:table-cell table:style-name="ce1"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ueand001">Andrew Shue</text:a></text:p>
          </table:table-cell>
          <table:table-cell table:style-name="ce1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enjor001">Jorge Valenzuela</text:a></text:p>
          </table:table-cell>
          <table:table-cell table:style-name="ce1" office:value-type="string">
            <text:p>GK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uriberol001">Rolando Uribe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Arizona Sandshar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bechebil001">Bill Becher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5.1">
            <text:p>35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gyempau001">Paul Agyem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dbter001">Terry Woodberry</text:a></text:p>
          </table:table-cell>
          <table:table-cell table:style-name="ce1" office:value-type="string">
            <text:p>M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.3">
            <text:p>20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intfra001">Franklin McIntosh</text:a></text:p>
          </table:table-cell>
          <table:table-cell table:style-name="ce1"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derric001">Rick Soderm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9.5">
            <text:p>39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schalee001">Lee Tschantret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2"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epau001">Paul Lee</text:a></text:p>
          </table:table-cell>
          <table:table-cell table:style-name="ce1" office:value-type="string">
            <text:p>F,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ulojgor001">Goran Kulojevic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rmeedw001">Edward Carmea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nacjas001">Jason Vanacour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.2">
            <text:p>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eatcgre001">Greg Veatch</text:a></text:p>
          </table:table-cell>
          <table:table-cell table:style-name="ce1" office:value-type="string">
            <text:p>M,G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thaar001">Aaron Muth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lsejef001">Jeff Hulseweh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shikob001">Kobie Washington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ragiemi001">Emil Dragicevic</text:a></text:p>
          </table:table-cell>
          <table:table-cell table:style-name="ce1" office:value-type="string">
            <text:p>M,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nialb001">Albert Oni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enablyn001">Lyn Venable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arasrob001">Rob Karas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mmavin001">Vince Gammarano</text:a>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nzanat001">Nat Gonzalez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zulmat001">Mate Kozul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yanrob001">Robert Bryant</text:a>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eabeway001">Wayne Seaber</text:a></text:p>
          </table:table-cell>
          <table:table-cell table:style-name="ce1"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Carolina Vip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garvejoh001">John Garvey</text:a></text:p>
          </table:table-cell>
          <table:table-cell table:style-name="ce1"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goosbra001">Brad Agoos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sselerw001">Erwin Asselm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3">
            <text:p>15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leswil001">Willie Files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regoger001">Gerard Gregoire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inunbob001">Bobby Dinunzio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gandjoh001">John Ngando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ugrimar001">Mark Lugris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hnekur001">Kurt Lehnert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geojim001">Jimmy McGeough</text:a></text:p>
          </table:table-cell>
          <table:table-cell table:style-name="ce1" office:value-type="string">
            <text:p>D,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unlachr001">Chris Dunlap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dwartro001">Troy Edwards</text:a></text:p>
          </table:table-cell>
          <table:table-cell table:style-name="ce1"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isurtom001">Tom Misuraca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llibra001">Brad Collins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cfakev001">Kevin Macfarlane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eenlen001">Lenin Steenkamp</text:a></text:p>
          </table:table-cell>
          <table:table-cell table:style-name="ce1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ntomat001">Mat Santoro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shejim001">Jimmy Fisher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chnyar001">Yaro Dachniwsky</text:a></text:p>
          </table:table-cell>
          <table:table-cell table:style-name="ce1"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berjes001">Jesse Roberts</text:a></text:p>
          </table:table-cell>
          <table:table-cell table:style-name="ce1"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.8">
            <text:p>25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1.5">
            <text:p>21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4">
            <text:p>28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deeri001">Eric Dade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ichdav001">Dave Reichart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3">
            <text:p>2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rtacur001">Curtis Partai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9">
            <text:p>28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ampala001">Alan Prampin</text:a></text:p>
          </table:table-cell>
          <table:table-cell table:style-name="ce1"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9">
            <text:p>21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9">
            <text:p>26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dlujoh001">John Hedlund</text:a></text:p>
          </table:table-cell>
          <table:table-cell table:style-name="ce1" office:value-type="string">
            <text:p>D,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feildav001">David Pfeil</text:a></text:p>
          </table:table-cell>
          <table:table-cell table:style-name="ce1"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evedev001">Dev Reeves</text:a></text:p>
          </table:table-cell>
          <table:table-cell table:style-name="ce1"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gargea001">Gean Paul Figari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fthinic001">Nick Efthimiou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erwant001">Anthony Sherwood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zialumos001">Moses Zialu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rkjoh001">John Stark</text:a></text:p>
          </table:table-cell>
          <table:table-cell/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ootebri001">Brian Hooten</text:a>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paljoe001">Joe Papaleo</text:a></text:p>
          </table:table-cell>
          <table:table-cell table:style-name="ce1"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ydechr001">Chris Hayden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nryhan001">Hank Henry</text:a></text:p>
          </table:table-cell>
          <table:table-cell table:style-name="ce1"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ngchr001">Chris Ring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erriray001">Ray Ferri</text:a>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icechr001">Chris Price</text:a>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etroit Neon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dumbo001">Drago Dumbovic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.1">
            <text:p>25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inseste001">Steve Kinsey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mobob001">Bob Harmo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raguosc001">Oscar Draguicevich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.9">
            <text:p>14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rtajoe001">Joey Murtagh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8.9">
            <text:p>28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itsopau001">Paul Kitson</text:a></text:p>
          </table:table-cell>
          <table:table-cell table:style-name="ce1" office:value-type="string">
            <text:p>F,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weter001">Terry Rowe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rryder001">Derek Berry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ggkev001">Kevin Legg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heilbri001">Brian Theil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eigesco001">Scott Weiger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causte001">Steve McCaul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alicur001">Curtis McAlister</text:a></text:p>
          </table:table-cell>
          <table:table-cell table:style-name="ce1"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inachr001">Chris McInally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nfohea001">Heath Danford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unckjus001">Justin Dunckel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6.3">
            <text:p>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lzodan001">Dan Dalzochio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ishlai001">Laith Haisha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chetim001">Tim Richey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ittmjos001">Josh Pittman</text:a>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uroprom001">Roman Kuropas</text:a></text:p>
          </table:table-cell>
          <table:table-cell/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illider001">Derek Williford</text:a>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hnmic001">Michael Rahn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ouston Hotsho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bandojoh001">Nebo Bandovic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imir001">Mirko Castillo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26.2">
            <text:p>26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lanwil001">Willie Molano</text:a></text:p>
          </table:table-cell>
          <table:table-cell table:style-name="ce1" office:value-type="string">
            <text:p>M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lanzia001">Ziad Allan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2.3">
            <text:p>32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o001">Beto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9">
            <text:p>13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kaymar001">Mark McKay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nidoli001">Olivier Finidori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oamoara001">Arash Noamouz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ydat001">Dat Ly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yjer001">Jeremy Key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eichi001">Chico Moreira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rboljua001">Juan Arboleda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verdav001">David Deverteuil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eslmat001">Matt Presley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rkjoh001">John Stark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donbil001">Bill McDonald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ssacar001">Carlos Lessa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rdie001">Diego Castro</text:a></text:p>
          </table:table-cell>
          <table:table-cell table:style-name="ce1" office:value-type="string">
            <text:p>F,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erriray001">Ray Ferri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eslsha001">Shannon Presley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nwudkev001">Kevin Onwudiwe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ysha001">Shawn Ray</text:a></text:p>
          </table:table-cell>
          <table:table-cell table:style-name="ce1"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estdav001">David West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ngufre001">Fredy Sanguinetti</text:a></text:p>
          </table:table-cell>
          <table:table-cell table:style-name="ce1"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Las Vegas Dustdevil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segotbra001">Branko Segota</text:a></text:p>
          </table:table-cell>
          <table:table-cell table:style-name="ce1" office:value-type="string">
            <text:p>M,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.6">
            <text:p>24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rbedan001">Danny Barber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.9">
            <text:p>26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rlimar001">Mark Kerlin</text:a></text:p>
          </table:table-cell>
          <table:table-cell table:style-name="ce1"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rickben001">Ben Erickso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.6">
            <text:p>29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agus001">Gus Castaneda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1.7">
            <text:p>41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netom001">Tom Crane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.7">
            <text:p>2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royrus001">Rusty Troy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cottrod001">Roderick Scott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.5">
            <text:p>16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rgedou001">Doug Borgel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ckedan001">Dan Packer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lketar001">Tarik Walker</text:a></text:p>
          </table:table-cell>
          <table:table-cell table:style-name="ce1"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rstthi001">Thies Carstens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ckecol001">Colin Rocke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rdicar001">Carlos Bordinhao</text:a></text:p>
          </table:table-cell>
          <table:table-cell table:style-name="ce1"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isanosc001">Oscar Pisano</text:a></text:p>
          </table:table-cell>
          <table:table-cell table:style-name="ce1"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dlecli001">Cliff Odle</text:a>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hillbre001">Brett Phillips</text:a></text:p>
          </table:table-cell>
          <table:table-cell table:style-name="ce1"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ielbemm001">Emmett Mielbrecht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zizin001">Zizinho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.4">
            <text:p>27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tigen001">Genoni Martinez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ezoct001">Octavio Perez</text:a></text:p>
          </table:table-cell>
          <table:table-cell table:style-name="ce1"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opezmar001">Marco Lopez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6.9">
            <text:p>26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ccehec001">Hector Beccera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.8">
            <text:p>3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lorejai001">Jaime Flores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.5">
            <text:p>35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rnamar001">Martin Hernandez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eart001">Arturo Castelan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gfra001">Francisco De La Garza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5">
            <text:p>23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nzamar002">Marcelo Gonzalez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2">
            <text:p>29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llaram001">Ramon Villazevalls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veinjon001">Jon Sveinson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adan001">Daniel Mora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rdumoi001">Moises Garduno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kev001">Kevin Smith</text:a></text:p>
          </table:table-cell>
          <table:table-cell table:style-name="ce1"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tasal001">Salvador Mata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6.7">
            <text:p>6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lanofer001">Fernando Llano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ejaern001">Ernesto Ceja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ntujai001">Jaime Cantu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ldajor001">Jorge Maldanado</text:a></text:p>
          </table:table-cell>
          <table:table-cell table:style-name="ce1"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asrau001">Raul Salas</text:a></text:p>
          </table:table-cell>
          <table:table-cell table:style-name="ce1"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merfra001">Franciso Romero</text:a>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ittsburgh Sting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kia001">Kia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izotomik001">Mikhail Izotov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yorken001">Kenny Pryor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pet002">Peter Smith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lodole001">Oleg Solodovnik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llychr001">Chris Kelly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8.9">
            <text:p>38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illebob001">Bob Lilley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ohnsbob001">Bobby Johnston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.3">
            <text:p>39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aspedav001">David Kasper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oethted001">Teddy Noethling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echrwes001">Wes Sechrist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abiatro001">Troy Fabiano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omala001">Alan Hom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khei001">Heinz Pak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illijak001">Jake Williams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donian001">Ian McDonald</text:a>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tradou001">Doug Petras</text:a></text:p>
          </table:table-cell>
          <table:table-cell table:style-name="ce1"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ngelkei001">Keith Engelhardt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ortland Prid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scottchr001">Chris Scotti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larkjim001">Jimmy Clark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2">
            <text:p>25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tsjef001">Jeff Betts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8">
            <text:p>22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artrob001">Rob Baarts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ubioabr001">Abraham Rubi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2.1">
            <text:p>22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goneoth001">Oth Ngonethong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onejoe001">Joey Leonetti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gar002">Garrett Smith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urttjoh001">John Purttem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iercste001">Steve Piercy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5">
            <text:p>13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ichorob001">Rob Nichols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.5">
            <text:p>3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ykojas001">Jason Boykoff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9.8">
            <text:p>9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garsco001">Scott Sagar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ntzrog001">Roger Gantz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arrran001">Randy Karr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edgebil001">Bill Sedgewick</text:a></text:p>
          </table:table-cell>
          <table:table-cell table:style-name="ce1"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rsejim001">Jim Gorsek</text:a></text:p>
          </table:table-cell>
          <table:table-cell table:style-name="ce1"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ithsco001">Scott Gaither</text:a></text:p>
          </table:table-cell>
          <table:table-cell table:style-name="ce1"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rnerob001">Rob Warnell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parryjon001">Jon Parry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homamar001">Mark Thomas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.7">
            <text:p>25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llioger001">Gerell Elliott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.7">
            <text:p>18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kesha001">Shawn Blakema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1">
            <text:p>19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caljef001">Jeff Alcala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relllui001">Luis Mario Orellana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4.3">
            <text:p>2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tusste001">Steve Petuskey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owjoh001">John Prow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athaken001">Kenny Latham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tiluc001">Lucas Martin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ibbirog001">Roger Gibbins</text:a></text:p>
          </table:table-cell>
          <table:table-cell table:style-name="ce1"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hompfre001">Freddie Thompson</text:a></text:p>
          </table:table-cell>
          <table:table-cell table:style-name="ce1"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veeri001">Eric Harvey</text:a></text:p>
          </table:table-cell>
          <table:table-cell table:style-name="ce1" office:value-type="string">
            <text:p>F,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ickhmar001">Mark Bickham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llaric003">Ricky Villa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wersea001">Sean Bowers</text:a></text:p>
          </table:table-cell>
          <table:table-cell table:style-name="ce1"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uespjoh001">John Kuespert</text:a>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wlemik001">Mike Dowler</text:a></text:p>
          </table:table-cell>
          <table:table-cell table:style-name="ce1"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stormar001">Mario Astorga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San Diego Sock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olu-mjoh001">John Olu-Molomo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.8">
            <text:p>39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der001">Keder</text:a></text:p>
          </table:table-cell>
          <table:table-cell table:style-name="ce1" office:value-type="string">
            <text:p>F,M/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.3">
            <text:p>22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rtizren001">Rene Ortiz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itatob001">Toby Taitan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4.3">
            <text:p>3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rmewaa001">Waad Hirmez</text:a></text:p>
          </table:table-cell>
          <table:table-cell table:style-name="ce1" office:value-type="string">
            <text:p>D,F,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lvepau001">Paul Gelvez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.9">
            <text:p>40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scuagu001">Agustin Pascual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loutbra001">Braeden Cloutier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grebri001">Brian Negrete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nksdav001">David Banks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5.7">
            <text:p>15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inslrya001">Ryan Tinsley</text:a></text:p>
          </table:table-cell>
          <table:table-cell table:style-name="ce1"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8.1">
            <text:p>38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ggkev001">Kevin Legg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.8">
            <text:p>36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alldav001">David Beall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ilheral001">Ralf Wilhelms</text:a></text:p>
          </table:table-cell>
          <table:table-cell table:style-name="ce1"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ilaray001">Ray Taila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asotom001">Tommy Reasoner</text:a></text:p>
          </table:table-cell>
          <table:table-cell table:style-name="ce1" office:value-type="string">
            <text:p>D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amdacha001">Asghar Namdar</text:a></text:p>
          </table:table-cell>
          <table:table-cell table:style-name="ce1" office:value-type="string">
            <text:p>M,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vaphi001">Phil Salvagio</text:a></text:p>
          </table:table-cell>
          <table:table-cell table:style-name="ce1"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chnyar001">Yaro Dachniwsky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ciwil001">Willy Morcillo</text:a></text:p>
          </table:table-cell>
          <table:table-cell table:style-name="ce1" office:value-type="string">
            <text:p>D,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teant001">Antonio Cortes</text:a></text:p>
          </table:table-cell>
          <table:table-cell table:style-name="ce1"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farsha001">Shahin Safarian</text:a>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mkomik001">Mike Demko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n Jose Grizzlie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lilavber001">Bernie Lilavois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2.4">
            <text:p>32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ibsonea001">Neathan Gibson</text:a></text:p>
          </table:table-cell>
          <table:table-cell table:style-name="ce1"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ougbru001">Bruce Brought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.7">
            <text:p>2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eki001">Preki</text:a></text:p>
          </table:table-cell>
          <table:table-cell table:style-name="ce1"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escran001">Randy Prescott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ndekev001">Kevin Hundelt</text:a></text:p>
          </table:table-cell>
          <table:table-cell table:style-name="ce1" office:value-type="string">
            <text:p>D,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yersric001">Rich Ryerson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stepau001">Paul Lester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chrpet001">Peter Cochra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quste001">Steve Marquez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chicgra001">Grant Schick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uzalb001">Alberto Cruz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mptcra001">Craig Hampton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tiluc001">Lucas Martin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ovakdra001">Dragan Novakovic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odsjas001">Jason Goodson</text:a></text:p>
          </table:table-cell>
          <table:table-cell/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lrjam001">James Woolridge</text:a></text:p>
          </table:table-cell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cicbra001">Branislav Lecic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dsedan001">Dan Madsen</text:a>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hnemar001">Mark Lehnert</text:a></text:p>
          </table:table-cell>
          <table:table-cell table:style-name="ce1"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mesta001">Stan Stamenkovic</text:a></text:p>
          </table:table-cell>
          <table:table-cell table:style-name="ce1"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llytre001">Trevor Kelly</text:a>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Washington Wartho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hunjagor001">Goran Hunjak</text:a></text:p>
          </table:table-cell>
          <table:table-cell table:style-name="ce1"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4.5">
            <text:p>24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braden001">Denison Cabral</text:a></text:p>
          </table:table-cell>
          <table:table-cell table:style-name="ce1"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.3">
            <text:p>2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shidan001">Dante Washington</text:a></text:p>
          </table:table-cell>
          <table:table-cell table:style-name="ce1"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2">
            <text:p>25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cleeri001">Eric McClell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.8">
            <text:p>19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ichmeri001">Eric Eichmann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ziojoe001">Joe Koziol</text:a></text:p>
          </table:table-cell>
          <table:table-cell table:style-name="ce1"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4">
            <text:p>13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ierscar001">Carsten Siersbaek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varjor001">Jorge Alvarez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tebil001">Bill Harte</text:a></text:p>
          </table:table-cell>
          <table:table-cell table:style-name="ce1"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nydetro001">Troy Snyder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yersrob001">Rob Ryerson</text:a></text:p>
          </table:table-cell>
          <table:table-cell table:style-name="ce1"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youngira001">Irad Young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ntaman001">Manny Montajo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egrmar001">Mario Alegria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llijoe001">Joe Collins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ennedav001">David Tenney</text:a></text:p>
          </table:table-cell>
          <table:table-cell table:style-name="ce1"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pobri001">Brian Harpole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urkeric001">Richie Burke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unnicol001">Colette Cunningham</text:a>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iverrob001">Rob Diver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azejim001">Jim Brazeau</text:a></text:p>
          </table:table-cell>
          <table:table-cell table:style-name="ce1" office:value-type="string">
            <text:p>GK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ughdan001">Dan Dougherty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95</text:p>
          </table:table-cell>
          <table:table-cell table:style-name="Default" table:number-columns-repeated="17"/>
        </table:table-row>
        <table:table-row table:style-name="ro1">
          <table:table-cell table:style-name="Default" office:value-type="string">
            <text:p>Team: Anaheim Splash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neeledou001">Doug Neeley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squjos001">Jose Vasquez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wersea001">Sean Bowers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rvindal001">Dale Ervine</text:a></text:p>
          </table:table-cell>
          <table:table-cell table:style-name="ce1" office:value-type="string">
            <text:p>D,M/F,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orgsam001">Sam George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mleden001">Denis Hamlett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ilavber001">Bernie Lilavois</text:a></text:p>
          </table:table-cell>
          <table:table-cell table:style-name="ce1"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.3">
            <text:p>35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rrod001">Rod Castro</text:a></text:p>
          </table:table-cell>
          <table:table-cell table:style-name="ce1" office:value-type="string">
            <text:p>M,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donpau001">Paul Mcdonnell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aimefra001">Francisco Jaime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briejoh002">John O'Brien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ckssha001">Shane Hickson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enjor001">Jorge Valenzuela</text:a></text:p>
          </table:table-cell>
          <table:table-cell table:style-name="ce1"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uchbob001">Bobby Bruch</text:a></text:p>
          </table:table-cell>
          <table:table-cell table:style-name="ce1" office:value-type="string">
            <text:p>F/M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gyempau001">Paul Agyeman</text:a>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ernarub001">Ruben Fernandez</text:a></text:p>
          </table:table-cell>
          <table:table-cell table:style-name="ce1" office:value-type="string">
            <text:p>GK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driric002">Ricky Rodriguez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fkarade001">Adel Afkarian</text:a>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Arizona Sandshar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gailldon001">Don Gaillard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uckoboj001">Bojan Vuckovic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imir001">Mirko Castillo</text:a></text:p>
          </table:table-cell>
          <table:table-cell table:style-name="ce1"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derric001">Rick Soderm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6.6">
            <text:p>26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dbter001">Terry Woodberry</text:a></text:p>
          </table:table-cell>
          <table:table-cell table:style-name="ce1" office:value-type="string">
            <text:p>M,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rvindal001">Dale Ervine</text:a></text:p>
          </table:table-cell>
          <table:table-cell table:style-name="ce1" office:value-type="string">
            <text:p>D,M/F,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zavalcar002">Carlos Zavala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nacjas001">Jason Vanacour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cezac001">Zack Pace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thaar001">Aaron Muth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derran001">Randy Soderman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.9">
            <text:p>11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driedm001">Edmundo Rodriguez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gyempau001">Paul Agyeman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dgedav001">David Hudgell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ddlste001">Steve Riddle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.7">
            <text:p>6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implant001">Antonio Simplicio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iniqumil001">Milo Iniquez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ilvarui001">Rui Silva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eatcgre001">Greg Veatch</text:a></text:p>
          </table:table-cell>
          <table:table-cell table:style-name="ce1" office:value-type="string">
            <text:p>M,G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onjos001">Jose Corona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dwicat001">Cathal Ledwith</text:a>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zulmat001">Mate Kozul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enablyn001">Lyn Venable</text:a></text:p>
          </table:table-cell>
          <table:table-cell table:style-name="ce1"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zenatal-001">Al-Zenati Zenati</text:a>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lemsco001">Scott Hileman</text:a>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uhasand001">Andras Juhasz</text:a>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.1">
            <text:p>3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2">
            <text:p>20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kev001">Kevin Smith</text:a></text:p>
          </table:table-cell>
          <table:table-cell table:style-name="ce1"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royrus001">Rusty Troy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amupat001">Patrick Shamu</text:a></text:p>
          </table:table-cell>
          <table:table-cell table:style-name="ce1"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3">
            <text:p>2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deeri001">Eric Dade</text:a></text:p>
          </table:table-cell>
          <table:table-cell table:style-name="ce1"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ichdav001">Dave Reichart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rtacur001">Curtis Partain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dlujoh001">John Hedlund</text:a></text:p>
          </table:table-cell>
          <table:table-cell table:style-name="ce1" office:value-type="string">
            <text:p>D,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30.8">
            <text:p>3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lofra001">Frank Filo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ydechr001">Chris Hayden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.8">
            <text:p>18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nchale001">Alex Sanchez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ngchr001">Chris Ring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paadan001">Daniel Dapaah</text:a>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evedev001">Dev Reeves</text:a></text:p>
          </table:table-cell>
          <table:table-cell table:style-name="ce1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ghedav001">David Hughes</text:a></text:p>
          </table:table-cell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rpatkyl001">Kyle Krpata</text:a></text:p>
          </table:table-cell>
          <table:table-cell table:style-name="ce1"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nryhan001">Hank Henry</text:a></text:p>
          </table:table-cell>
          <table:table-cell table:style-name="ce1"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zialumos001">Moses Zialu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etroit Neon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chapmand001">Andy Chapman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ankjoe001">Joel Shanker</text:a></text:p>
          </table:table-cell>
          <table:table-cell table:style-name="ce1"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mobob001">Bob Harm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inseste001">Steve Kinsey</text:a></text:p>
          </table:table-cell>
          <table:table-cell table:style-name="ce1"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rtajoe001">Joey Murtagh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nowken001">Ken Snow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gstian001">Ian Wagstaff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weter001">Terry Rowe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brihor001">Hormoz Tabrizi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arebian001">Ian Farebrother</text:a></text:p>
          </table:table-cell>
          <table:table-cell table:style-name="ce1"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.6">
            <text:p>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rownoe001">Noel Korowi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2">
            <text:p>19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sselerw001">Erwin Asselman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wfchr001">Chris Crawford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causte001">Steve McCaul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chaber001">Beronie Richardson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ltomal001">Mali Walton</text:a></text:p>
          </table:table-cell>
          <table:table-cell table:style-name="ce1"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hilljoh001">John Phillips</text:a></text:p>
          </table:table-cell>
          <table:table-cell/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excol001">Colin Jex</text:a></text:p>
          </table:table-cell>
          <table:table-cell table:style-name="ce1" office:value-type="string">
            <text:p>GK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qunivic001">Victor Quni</text:a></text:p>
          </table:table-cell>
          <table:table-cell table:style-name="ce1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lubajoh001">John Kluba</text:a></text:p>
          </table:table-cell>
          <table:table-cell table:style-name="ce1"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rriear001">Earl Parris</text:a>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3"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alicur001">Curtis McAlister</text:a></text:p>
          </table:table-cell>
          <table:table-cell table:style-name="ce1"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ouston Hotsho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bandojoh001">Nebo Bandovic</text:a></text:p>
          </table:table-cell>
          <table:table-cell table:style-name="ce1"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lanzia001">Ziad All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8">
            <text:p>22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addie001">Diego L. Maradona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.3">
            <text:p>32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bermar001">Mario Ribera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oamoara001">Arash Noamouz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9">
            <text:p>28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onehor001">Horacio Leon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2.7">
            <text:p>12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ledam001">Damien Harley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o001">Beto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nidoli001">Olivier Finidori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7.6">
            <text:p>27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eichi001">Chico Moreira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1">
            <text:p>17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milenr001">Enrique Samillan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rdnjon001">Jon Gardner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kaymar001">Mark McKay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gaelo001">Eloy Salgado</text:a></text:p>
          </table:table-cell>
          <table:table-cell table:style-name="ce1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chavray001">Raymond Echavarry</text:a>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ldoter001">Terry Waldorf</text:a></text:p>
          </table:table-cell>
          <table:table-cell table:style-name="ce1"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ngufre001">Fredy Sanguinetti</text:a></text:p>
          </table:table-cell>
          <table:table-cell table:style-name="ce1"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Las Vegas Dustdevil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erickben001">Ben Erickson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2.1">
            <text:p>32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rbedan001">Danny Barber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8">
            <text:p>2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rgedou001">Doug Borgel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amdam001">Damir Haramina</text:a></text:p>
          </table:table-cell>
          <table:table-cell table:style-name="ce1"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1">
            <text:p>2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ithsco001">Scott Gaither</text:a></text:p>
          </table:table-cell>
          <table:table-cell table:style-name="ce1"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ehntom001">Tom Soehn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ckecol001">Colin Rocke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6">
            <text:p>20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rlimar001">Mark Kerlin</text:a></text:p>
          </table:table-cell>
          <table:table-cell table:style-name="ce1"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egotbra001">Branko Segota</text:a></text:p>
          </table:table-cell>
          <table:table-cell table:style-name="ce1" office:value-type="string">
            <text:p>M,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5">
            <text:p>25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rdicar001">Carlos Bordinhao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1">
            <text:p>16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ckedan001">Dan Packer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.7">
            <text:p>23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netom001">Tom Cran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8">
            <text:p>17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uderisco001">Scott Uderitz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ricatom001">Tomislav Gricar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1.6">
            <text:p>31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agus001">Gus Castaneda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isanosc001">Oscar Pisano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lowpj001">P.J. Polowski</text:a>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hillbre001">Brett Phillips</text:a></text:p>
          </table:table-cell>
          <table:table-cell table:style-name="ce1"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psijef001">Jeff Gopsill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Mexico Toro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jeronsam001">Samuel Jeronim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.1">
            <text:p>3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enale002">Alejandro Moreno</text:a></text:p>
          </table:table-cell>
          <table:table-cell table:style-name="ce1" office:value-type="string">
            <text:p>F,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.1">
            <text:p>30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llemar001">Mariano Bollella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8">
            <text:p>21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zajua001">Juan Carlos Reza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eart001">Arturo Castela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rdumoi001">Moises Garduno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ejiadan001">Daniel Mejia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edinosw001">Oswaldo Medina</text:a></text:p>
          </table:table-cell>
          <table:table-cell table:style-name="ce1" office:value-type="string">
            <text:p>D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drisal001">Salvador Rodriguez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zamorger001">German Zamora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srod001">Rodolfo De Las Fuentes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.9">
            <text:p>4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avedan001">Daniel Chavez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13.3">
            <text:p>1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eronfra001">Francisco Ceron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siledi001">Edilson Da Silva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.3">
            <text:p>31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dramig001">Miguel Pedraza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.6">
            <text:p>6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mofer001">Fernando Marmolejo</text:a>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66.7">
            <text:p>6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remar001">Marcelo Correa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minhum001">Humberto Dominguez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elazart001">Arturo Velazco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linjul001">Julio Colin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zarger001">Gerado Cazares</text:a></text:p>
          </table:table-cell>
          <table:table-cell table:style-name="ce1" office:value-type="string">
            <text:p>GK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janjos001">Jose Luis Rojano</text:a>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adan001">Daniel Mora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ojua001">Juan De La O</text:a></text:p>
          </table:table-cell>
          <table:table-cell table:style-name="ce1"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zizin001">Zizinho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ezoct001">Octavio Perez</text:a></text:p>
          </table:table-cell>
          <table:table-cell table:style-name="ce1"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8">
            <text:p>22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tigen001">Genoni Martinez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3">
            <text:p>1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opezmar001">Marco Lopez</text:a></text:p>
          </table:table-cell>
          <table:table-cell table:style-name="ce1"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4">
            <text:p>26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iamar001">Marco Coria</text:a></text:p>
          </table:table-cell>
          <table:table-cell table:style-name="ce1" office:value-type="string">
            <text:p>G,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.7">
            <text:p>31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rmewaa001">Waad Hirmez</text:a></text:p>
          </table:table-cell>
          <table:table-cell table:style-name="ce1" office:value-type="string">
            <text:p>D,F,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eydav001">David Pereyra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lorejai001">Jaime Flores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rdeale001">Alejandro Cardenas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gfra001">Francisco De La Garza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ccehec001">Hector Beccera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ntujai001">Jaime Cantu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rnajos001">Jose Luis Hernandez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nzamar002">Marcelo Gonzalez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adan001">Daniel Mora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llaram001">Ramon Villazevalls</text:a>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uribejor001">Jorge Uribe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rraand001">Andres Carranza</text:a></text:p>
          </table:table-cell>
          <table:table-cell/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iorgale001">Alejandro Giorgana</text:a>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nzornor001">Norberto Anzorena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asrau001">Raul Salas</text:a></text:p>
          </table:table-cell>
          <table:table-cell table:style-name="ce1"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sanosc001">Oscar Resano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kemesam001">Samuel Ekeme</text:a></text:p>
          </table:table-cell>
          <table:table-cell table:style-name="ce1"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ittsburgh Sting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pryorken001">Kenny Pryor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ia001">Kia</text:a></text:p>
          </table:table-cell>
          <table:table-cell table:style-name="ce1"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umbo001">Drago Dumbovic</text:a></text:p>
          </table:table-cell>
          <table:table-cell table:style-name="ce1" office:value-type="string">
            <text:p>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2">
            <text:p>23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nchjua001">Juan Carlos Sanchez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xomdav001">David Moxom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9">
            <text:p>20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ittmtim001">Tim Wittman</text:a></text:p>
          </table:table-cell>
          <table:table-cell table:style-name="ce1" office:value-type="string">
            <text:p>D,M,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llychr001">Chris Kelly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exeri001">Eric Prex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nsobil001">Bill Ronson</text:a></text:p>
          </table:table-cell>
          <table:table-cell table:style-name="ce1" office:value-type="string">
            <text:p>F,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ohnsbob001">Bobby Johnst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5">
            <text:p>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rnotkri001">Kristoff Arnot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itemar001">Marcio Leite</text:a></text:p>
          </table:table-cell>
          <table:table-cell table:style-name="ce1"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omala001">Alan Hom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44.4">
            <text:p>44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arosfra001">Franciszek Jarosz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pet002">Peter Smith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nnjam001">James Finn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visjas001">Jason Davis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dramar001">Marius Modracki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yesbob001">Bobby Reyes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ukechr002">Chris Duke</text:a></text:p>
          </table:table-cell>
          <table:table-cell table:style-name="ce1"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ohnspj001">P.J. Johns</text:a></text:p>
          </table:table-cell>
          <table:table-cell table:style-name="ce1"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ortland Prid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scottchr001">Chris Scotti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.2">
            <text:p>40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artrob001">Rob Baarts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tsjef001">Jeff Betts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larkjim001">Jimmy Clark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6.8">
            <text:p>16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onejoe001">Joey Leonetti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goneoth001">Oth Ngonethong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ykojas001">Jason Boykoff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.2">
            <text:p>2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ubioabr001">Abraham Rubio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3.2">
            <text:p>13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rrasha001">Shannon Murray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gar002">Garrett Smith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urttjoh001">John Purttema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ntzrog001">Roger Gantz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iercste001">Steve Piercy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okksco001">Scott Blokker</text:a>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nscjas001">Jason Lensch</text:a>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edgebil001">Bill Sedgewick</text:a></text:p>
          </table:table-cell>
          <table:table-cell table:style-name="ce1"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bsostu001">Stuart Dobson</text:a></text:p>
          </table:table-cell>
          <table:table-cell table:style-name="ce1"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rnerob001">Rob Warnell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rinddav001">David Grindle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azejim001">Jim Brazeau</text:a></text:p>
          </table:table-cell>
          <table:table-cell table:style-name="ce1" office:value-type="string">
            <text:p>GK</text:p>
          </table:table-cell>
          <table:table-cell office:value-type="float" office:value="17">
            <text:p>17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7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 table:number-rows-repeated="3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parryjon001">Jon Parry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.3">
            <text:p>25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righpau001">Paul Wright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homamar001">Mark Thomas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nadan001">Danny Pena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9.6">
            <text:p>19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caljef001">Jeff Alcala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.1">
            <text:p>29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raseiai001">Iain Fraser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8">
            <text:p>27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llioger001">Gerell Elliott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umamar001">Marciano Bouman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peste001">Steve Corpening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zeeligle001">Glenn Zeelig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owjoh001">John Prow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llaric003">Ricky Villa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stormar001">Mario Astorga</text:a></text:p>
          </table:table-cell>
          <table:table-cell table:style-name="ce1"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athaken001">Kenny Latham</text:a>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imsmar001">Martin Sims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wlemik001">Mike Dowler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veeri001">Eric Harvey</text:a></text:p>
          </table:table-cell>
          <table:table-cell table:style-name="ce1" office:value-type="string">
            <text:p>F,D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San Diego Sock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olu-mjoh001">John Olu-Molomo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ungmar001">Mark Chung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rtizren001">Rene Ortiz</text:a></text:p>
          </table:table-cell>
          <table:table-cell table:style-name="ce1"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ggkev001">Kevin Legg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lvepau001">Paul Gelvezo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.1">
            <text:p>18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itatob001">Toby Taitan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dairchu001">Chugger Adair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mkomik001">Mike Demk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grebri001">Brian Negrete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alldav001">David Beall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iegoter001">Terry Diego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ilaray001">Ray Taila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1.6">
            <text:p>31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guilhec001">Hector Aguilar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thjas001">Jason Heth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nksdav001">David Banks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rrydou001">Doug Barry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vaphi001">Phil Salvagio</text:a></text:p>
          </table:table-cell>
          <table:table-cell table:style-name="ce1" office:value-type="string">
            <text:p>GK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teant001">Antonio Cortes</text:a></text:p>
          </table:table-cell>
          <table:table-cell table:style-name="ce1" office:value-type="string">
            <text:p>GK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orgchr001">Chris George</text:a>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n Jose Grizzlie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preki001">Preki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stidra001">Dragoslav Kostic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ougbru001">Bruce Brought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3">
            <text:p>25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usiyatho001">Thompson Usiyan</text:a></text:p>
          </table:table-cell>
          <table:table-cell table:style-name="ce1" office:value-type="string">
            <text:p>M,F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quste001">Steve Marquez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.2">
            <text:p>3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ichjef001">Jeff Baicher</text:a></text:p>
          </table:table-cell>
          <table:table-cell table:style-name="ce1"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.6">
            <text:p>23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yaktro001">Troy Dayak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gnjnik001">Nikola Vignjevic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yersric001">Rich Ryerson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damscar001">Carl Adams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5">
            <text:p>14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aseric001">Richard Haas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ilavber001">Bernie Lilavois</text:a></text:p>
          </table:table-cell>
          <table:table-cell table:style-name="ce1" office:value-type="string">
            <text:p>F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tyrhe001">Rhett Harty</text:a></text:p>
          </table:table-cell>
          <table:table-cell table:style-name="ce1"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farichr001">Chris Afarian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nizlar001">Larry Muniz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lrjam001">James Woolridge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berste002">Steve Robertso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wlicha001">Chad Dowling</text:a>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ndefra001">Francois Van Der Elst</text:a></text:p>
          </table:table-cell>
          <table:table-cell table:style-name="ce1"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dsedan001">Dan Madsen</text:a>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talou001">Louie Mata</text:a></text:p>
          </table:table-cell>
          <table:table-cell/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mptcra001">Craig Hampton</text:a>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eattle SeaDo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harbojea001">Jean Harbor</text:a></text:p>
          </table:table-cell>
          <table:table-cell table:style-name="ce1"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llimic001">Michael Collins</text:a></text:p>
          </table:table-cell>
          <table:table-cell table:style-name="ce1" office:value-type="string">
            <text:p>D,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ontamar001">Marcelo Fontana</text:a></text:p>
          </table:table-cell>
          <table:table-cell table:style-name="ce1" office:value-type="string">
            <text:p>M,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ubiovas001">Vasco Rubio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4">
            <text:p>30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arldio001">Dion Earl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alcam001">Camilo Casal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owelgle001">Glenn Howell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bcotim001">Tim Babcock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5.9">
            <text:p>25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nileo001">Leonel Pernia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ckral001">Ralph Black</text:a></text:p>
          </table:table-cell>
          <table:table-cell table:style-name="ce1" office:value-type="string">
            <text:p>D,M,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rtrtim001">Tim Bartro</text:a></text:p>
          </table:table-cell>
          <table:table-cell table:style-name="ce1"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arrran001">Randy Karr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llamar001">Marcos Palladini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chmebri001">Brian Schmetzer</text:a></text:p>
          </table:table-cell>
          <table:table-cell table:style-name="ce1" office:value-type="string">
            <text:p>D,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othder001">Derek Crothers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ttsdav001">David Mattson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dhtod001">Todd Woodhouse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wensbra001">Brad Owens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gnedav001">David Gagner</text:a></text:p>
          </table:table-cell>
          <table:table-cell table:style-name="ce1"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pidaset001">Seth Spidahl</text:a></text:p>
          </table:table-cell>
          <table:table-cell/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ubaric001">Rick Blubaugh</text:a></text:p>
          </table:table-cell>
          <table:table-cell table:style-name="ce1"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tteste001">Stefan Ritter</text:a>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rimic001">Michael Perrin</text:a></text:p>
          </table:table-cell>
          <table:table-cell table:style-name="ce1" office:value-type="string">
            <text:p>GK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nzanat001">Nat Gonzalez</text:a></text:p>
          </table:table-cell>
          <table:table-cell table:style-name="ce1"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Washington Wartho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washidan001">Dante Washington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7.7">
            <text:p>2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cleeri001">Eric McClell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5">
            <text:p>24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braden001">Denison Cabral</text:a></text:p>
          </table:table-cell>
          <table:table-cell table:style-name="ce1"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enmar001">Marcelo Valencia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ziojoe001">Joe Koziol</text:a></text:p>
          </table:table-cell>
          <table:table-cell table:style-name="ce1"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23.4">
            <text:p>23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ger001">Rogerio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4">
            <text:p>36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skitod001">Todd Haskins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.1">
            <text:p>26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illimal001">Malcolm Gilliam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yauphi001">Phillip Gyau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dwaedd001">Eddie Radwanski</text:a></text:p>
          </table:table-cell>
          <table:table-cell table:style-name="ce1"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nydetro001">Troy Snyder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yersrob001">Rob Ryerson</text:a></text:p>
          </table:table-cell>
          <table:table-cell table:style-name="ce1" office:value-type="string">
            <text:p>F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immoron001">Ronald Simmons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iskreboj001">Bojidar Iskrenrov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youngira001">Irad Young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illykri001">Kristine Lilly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rmstjr001">Jr. Armstrong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lonimik001">Mike Sloniewsky</text:a></text:p>
          </table:table-cell>
          <table:table-cell/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ercar001">Carlos Valerio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ennedav001">David Tenney</text:a></text:p>
          </table:table-cell>
          <table:table-cell table:style-name="ce1"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egrmar001">Mario Alegria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rmstdes001">Desmond Armstrong</text:a></text:p>
          </table:table-cell>
          <table:table-cell table:style-name="ce1"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ysha001">Shawn Ray</text:a></text:p>
          </table:table-cell>
          <table:table-cell table:style-name="ce1" office:value-type="string">
            <text:p>GK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4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96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Anaheim Splash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ervindal001">Dale Ervine</text:a></text:p>
          </table:table-cell>
          <table:table-cell table:style-name="ce1" office:value-type="string">
            <text:p>D,M/F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.9">
            <text:p>24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ilavber001">Bernie Lilavois</text:a></text:p>
          </table:table-cell>
          <table:table-cell table:style-name="ce1"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rbedan001">Danny Barber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orgsam001">Sam George</text:a></text:p>
          </table:table-cell>
          <table:table-cell table:style-name="ce1"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1.7">
            <text:p>31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gyempau001">Paul Agyema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eledou001">Doug Neeley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donpau001">Paul Mcdonnell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8">
            <text:p>1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ynchmik001">Mike Lynch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2.7">
            <text:p>22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lowpj001">P.J. Polowski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driric002">Ricky Rodriguez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rouand001">Andy Strouse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briejoh002">John O'Brie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number-columns-repeated="4"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yssoli001">Oliver Wyss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6.7">
            <text:p>6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sseken001">Ken Hesse</text:a></text:p>
          </table:table-cell>
          <table:table-cell table:style-name="ce1"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ernarub001">Ruben Fernandez</text:a></text:p>
          </table:table-cell>
          <table:table-cell table:style-name="ce1"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aracant001">Antonio Farace</text:a>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vismat001">Matthew Davis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.3">
            <text:p>25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royrus001">Rusty Troy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.5">
            <text:p>16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dbter001">Terry Woodberry</text:a></text:p>
          </table:table-cell>
          <table:table-cell table:style-name="ce1" office:value-type="string">
            <text:p>M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7">
            <text:p>20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ichdav001">Dave Reichart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rtacur001">Curtis Partai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kev001">Kevin Smith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amupat001">Patrick Shamu</text:a></text:p>
          </table:table-cell>
          <table:table-cell table:style-name="ce1"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.8">
            <text:p>36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deeri001">Eric Dade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dgedav001">David Hudgell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  <table:table-cell office:value-type="float" office:value="29.4">
            <text:p>2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lofra001">Frank Filo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rdoncha001">Charles Ordonho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ngchr001">Chris Ring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tichu001">Chuck Martini</text:a></text:p>
          </table:table-cell>
          <table:table-cell table:style-name="ce1" office:value-type="string">
            <text:p>GK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olidan001">Dan De Oliveira</text:a>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wfsco001">Scott Crawford</text:a></text:p>
          </table:table-cell>
          <table:table-cell/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ysha001">Shawn Ray</text:a></text:p>
          </table:table-cell>
          <table:table-cell table:style-name="ce1"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alicur001">Curtis McAlister</text:a></text:p>
          </table:table-cell>
          <table:table-cell table:style-name="ce1" office:value-type="string">
            <text:p>GK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nryhan001">Hank Henry</text:a></text:p>
          </table:table-cell>
          <table:table-cell table:style-name="ce1"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ydechr001">Chris Hayden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etroit Neon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chapmand001">Andy Chapman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tlagre001">Greg Matlak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9.9">
            <text:p>19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nowken001">Ken Snow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.5">
            <text:p>27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ankjoe001">Joel Shanker</text:a></text:p>
          </table:table-cell>
          <table:table-cell table:style-name="ce1"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.8">
            <text:p>3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umbo001">Drago Dumbovic</text:a></text:p>
          </table:table-cell>
          <table:table-cell table:style-name="ce1" office:value-type="string">
            <text:p>F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5">
            <text:p>13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ittmtim001">Tim Wittman</text:a></text:p>
          </table:table-cell>
          <table:table-cell table:style-name="ce1" office:value-type="string">
            <text:p>D,M,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.6">
            <text:p>17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ggkev001">Kevin Legg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3">
            <text:p>2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arebian001">Ian Farebrother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exeri001">Eric Prex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42.1">
            <text:p>42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hitejay001">Jay Whit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visjas001">Jason Davis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ildedw001">Edward Child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estmar001">Martin Chester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ohnspj001">P.J. Johns</text:a></text:p>
          </table:table-cell>
          <table:table-cell table:style-name="ce1"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gstand001">Andy Wagstaff</text:a></text:p>
          </table:table-cell>
          <table:table-cell/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hytechr001">Chris Whyte</text:a></text:p>
          </table:table-cell>
          <table:table-cell table:style-name="ce1"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gdanic001">Nick Bogdan</text:a>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rriear001">Earl Parris</text:a>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chomcha001">Chad Schomaker</text:a>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chnyar001">Yaro Dachniwsky</text:a></text:p>
          </table:table-cell>
          <table:table-cell table:style-name="ce1" office:value-type="string">
            <text:p>GK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ouston Hotsho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doughpau001">Paul Dougherty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.3">
            <text:p>32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ndojoh001">Nebo Bandovic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.8">
            <text:p>2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lanzia001">Ziad Allan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5.2">
            <text:p>35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ledam001">Damien Harley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1.7">
            <text:p>21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eart001">Arturo Castel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ittmik001">Mike Britt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kesha001">Shawn Blakeman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o001">Beto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8">
            <text:p>15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addie001">Diego L. Maradona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iernmar001">Martin Tierney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labinas001">Nassim Olabi</text:a></text:p>
          </table:table-cell>
          <table:table-cell table:style-name="ce1"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rkaidjo001">Djoko Mrkaic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onehor001">Horacio Leone</text:a>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kaymar001">Mark McKay</text:a>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ldoter001">Terry Waldorf</text:a></text:p>
          </table:table-cell>
          <table:table-cell table:style-name="ce1"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nidoli001">Olivier Finidori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speton001">Tony Gasperetto</text:a>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zizin001">Zizinho</text:a></text:p>
          </table:table-cell>
          <table:table-cell table:style-name="ce1" office:value-type="string">
            <text:p>F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.8">
            <text:p>24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tigen001">Genoni Martinez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.7">
            <text:p>14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opezmar001">Marco Lopez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.9">
            <text:p>16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ezoct001">Octavio Perez</text:a></text:p>
          </table:table-cell>
          <table:table-cell table:style-name="ce1"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.5">
            <text:p>34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iamar001">Marco Coria</text:a></text:p>
          </table:table-cell>
          <table:table-cell table:style-name="ce1" office:value-type="string">
            <text:p>G,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.9">
            <text:p>20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eronsam001">Samuel Jeronimo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lorejai001">Jaime Flores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rdeale001">Alejandro Cardenas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4">
            <text:p>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eydav001">David Pereyra</text:a></text:p>
          </table:table-cell>
          <table:table-cell table:style-name="ce1"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.5">
            <text:p>43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gfra001">Francisco De La Garza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opesand001">Andrey Lopes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minhum001">Humberto Dominguez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nzaser001">Sergio Gonzalez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srod001">Rodolfo De Las Fuentes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casand001">Andrey Decastro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mirdav001">David Ramirez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ntujai001">Jaime Cantu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sanosc001">Oscar Resano</text:a></text:p>
          </table:table-cell>
          <table:table-cell table:style-name="ce1"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mofer001">Fernando Marmolejo</text:a></text:p>
          </table:table-cell>
          <table:table-cell/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errydie001">Diego Terry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asrau001">Raul Salas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nijua001">Juan Jose Craniotis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nozgui001">Guillermo Munoz</text:a>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ccehec001">Hector Beccera</text:a></text:p>
          </table:table-cell>
          <table:table-cell/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ortland Prid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scottchr001">Chris Scotti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.5">
            <text:p>31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tsjef001">Jeff Betts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.6">
            <text:p>1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larkjim001">Jimmy Clark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8.1">
            <text:p>18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artrob001">Rob Baarts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stidra001">Dragoslav Kostic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ubioabr001">Abraham Rubio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.6">
            <text:p>2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grebri001">Brian Negrete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 office:value-type="float" office:value="18.4">
            <text:p>18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ckral001">Ralph Black</text:a></text:p>
          </table:table-cell>
          <table:table-cell table:style-name="ce1" office:value-type="string">
            <text:p>D,M,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3.7">
            <text:p>13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goneoth001">Oth Ngonethong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iercste001">Steve Piercy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ykojas001">Jason Boykoff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lvedou001">Doug Wolvert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4.4">
            <text:p>44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ntzrog001">Roger Gantz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23.1">
            <text:p>23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ckedan001">Dan Packer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7.4">
            <text:p>7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nscjas001">Jason Lensch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rnerob001">Rob Warnell</text:a></text:p>
          </table:table-cell>
          <table:table-cell table:style-name="ce1" office:value-type="string">
            <text:p>GK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ichorob001">Rob Nichols</text:a></text:p>
          </table:table-cell>
          <table:table-cell/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garsco001">Scott Sagar</text:a></text:p>
          </table:table-cell>
          <table:table-cell/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azejim001">Jim Brazeau</text:a></text:p>
          </table:table-cell>
          <table:table-cell table:style-name="ce1"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uomijar001">Jarkko Tuominen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4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parryjon001">Jon Parry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4">
            <text:p>22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caljef001">Jeff Alcala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.4">
            <text:p>26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nadan001">Danny Pena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.7">
            <text:p>19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homamar001">Mark Thomas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llimic001">Michael Collins</text:a></text:p>
          </table:table-cell>
          <table:table-cell table:style-name="ce1" office:value-type="string">
            <text:p>D,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irkjoe001">Joey Kirk</text:a></text:p>
          </table:table-cell>
          <table:table-cell table:style-name="ce1" office:value-type="string">
            <text:p>F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.3">
            <text:p>32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rdicar001">Carlos Bordinhao</text:a></text:p>
          </table:table-cell>
          <table:table-cell table:style-name="ce1" office:value-type="string">
            <text:p>F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ia001">Kia</text:a></text:p>
          </table:table-cell>
          <table:table-cell table:style-name="ce1" office:value-type="string">
            <text:p>F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9.2">
            <text:p>29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lvepau001">Paul Gelvezon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damscar001">Carl Adams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.9">
            <text:p>1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rowjoh001">John Prow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loankev001">Kevin Sloan</text:a></text:p>
          </table:table-cell>
          <table:table-cell table:style-name="ce1"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.5">
            <text:p>9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imsmar001">Martin Sims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llaric003">Ricky Villa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veeri001">Eric Harvey</text:a></text:p>
          </table:table-cell>
          <table:table-cell table:style-name="ce1" office:value-type="string">
            <text:p>F,D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driedm001">Edmundo Rodriguez</text:a></text:p>
          </table:table-cell>
          <table:table-cell table:style-name="ce1"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derran001">Randy Soderman</text:a></text:p>
          </table:table-cell>
          <table:table-cell table:style-name="ce1" office:value-type="string">
            <text:p>D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dsedan001">Dan Madsen</text:a>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wlemik001">Mike Dowler</text:a></text:p>
          </table:table-cell>
          <table:table-cell table:style-name="ce1"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ckssha001">Shane Hickson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derric001">Rick Soderman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San Diego Sock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fariacar001">Carlos Farias</text:a></text:p>
          </table:table-cell>
          <table:table-cell table:style-name="ce1"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.2">
            <text:p>21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loutbra001">Braeden Cloutier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.6">
            <text:p>21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inslrya001">Ryan Tinsley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6">
            <text:p>30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rdumoi001">Moises Garduno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orgchr001">Chris Georg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5.5">
            <text:p>35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lu-mjoh001">John Olu-Molomo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modlas001">Laszlo Komodi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.8">
            <text:p>13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ilgeed001">Ed Wilgenburg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netom001">Tom Crane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der001">Keder</text:a></text:p>
          </table:table-cell>
          <table:table-cell table:style-name="ce1" office:value-type="string">
            <text:p>F,M/F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errydie001">Diego Terry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.9">
            <text:p>4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etho001">Thor Lee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guilhec001">Hector Aguilar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owkev001">Kevin Crow</text:a></text:p>
          </table:table-cell>
          <table:table-cell table:style-name="ce1" office:value-type="string">
            <text:p>D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.2">
            <text:p>18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ilaray001">Ray Taila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.8">
            <text:p>11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nksdav001">David Banks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teant001">Antonio Cortes</text:a></text:p>
          </table:table-cell>
          <table:table-cell table:style-name="ce1" office:value-type="string">
            <text:p>GK</text:p>
          </table:table-cell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agus001">Gus Castaneda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vaphi001">Phil Salvagio</text:a></text:p>
          </table:table-cell>
          <table:table-cell table:style-name="ce1"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anourac001">Rachid Kanoun</text:a></text:p>
          </table:table-cell>
          <table:table-cell/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thjas001">Jason Heth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eattle SeaDo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erickben001">Ben Ericks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.4">
            <text:p>24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lu-mjoh001">John Olu-Molomo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.5">
            <text:p>31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ougbru001">Bruce Brought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nileo001">Leonel Pernia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.5">
            <text:p>13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ontamar001">Marcelo Fontana</text:a></text:p>
          </table:table-cell>
          <table:table-cell table:style-name="ce1" office:value-type="string">
            <text:p>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7.5">
            <text:p>17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imir001">Mirko Castillo</text:a></text:p>
          </table:table-cell>
          <table:table-cell table:style-name="ce1"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rrasha001">Shannon Murray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.5">
            <text:p>2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arldio001">Dion Earl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itatob001">Toby Taitano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rtrtim001">Tim Bartro</text:a></text:p>
          </table:table-cell>
          <table:table-cell table:style-name="ce1"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ssajuv001">Juvenal Dos Santos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.5">
            <text:p>3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ttsdav001">David Mattson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.6">
            <text:p>28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nigas001">Gaston Pernia</text:a></text:p>
          </table:table-cell>
          <table:table-cell table:style-name="ce1" office:value-type="string">
            <text:p>D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bcotim001">Tim Babcock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owelgle001">Glenn Howell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dhtod001">Todd Woodhouse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4.3">
            <text:p>14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othder001">Derek Crothers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7.7">
            <text:p>7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ubtod001">Todd Stauber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alcam001">Camilo Casal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meljoh001">John Hamel</text:a></text:p>
          </table:table-cell>
          <table:table-cell table:style-name="ce1"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urttjoh001">John Purttema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nzanat001">Nat Gonzalez</text:a></text:p>
          </table:table-cell>
          <table:table-cell table:style-name="ce1" office:value-type="string">
            <text:p>GK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pidaset001">Seth Spidahl</text:a></text:p>
          </table:table-cell>
          <table:table-cell/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ojua001">Juan De La O</text:a></text:p>
          </table:table-cell>
          <table:table-cell table:style-name="ce1"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Washington Wartho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mccleeri001">Eric McClell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lketar001">Tarik Walker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.5">
            <text:p>26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braden001">Denison Cabral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nsobil001">Bill Ronson</text:a></text:p>
          </table:table-cell>
          <table:table-cell table:style-name="ce1" office:value-type="string">
            <text:p>F,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.9">
            <text:p>18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barjim001">Jim Gabarra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7.3">
            <text:p>17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enmar001">Marcelo Valencia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cader001">Derrick Marcan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.4">
            <text:p>17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ziojoe001">Joe Koziol</text:a></text:p>
          </table:table-cell>
          <table:table-cell table:style-name="ce1"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nydetro001">Troy Snyder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inhatam001">Tamir Linhart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dou001">Doug Smith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8.8">
            <text:p>8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ohnsbob001">Bobby Johnsto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7.1">
            <text:p>7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tebil001">Bill Harte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.9">
            <text:p>5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lonimik001">Mike Sloniewsky</text:a></text:p>
          </table:table-cell>
          <table:table-cell/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enjai001">Jaime Valencia</text:a></text:p>
          </table:table-cell>
          <table:table-cell/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ennedav001">David Tenney</text:a></text:p>
          </table:table-cell>
          <table:table-cell table:style-name="ce1"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nigdan001">Daniel Donigan</text:a></text:p>
          </table:table-cell>
          <table:table-cell table:style-name="ce1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illimal001">Malcolm Gilliam</text:a>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hillbre001">Brett Phillips</text:a></text:p>
          </table:table-cell>
          <table:table-cell table:style-name="ce1" office:value-type="string">
            <text:p>GK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ohnsada001">Adam Johnson</text:a>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easeker001">Kert Mease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zajua001">Juan Carlos Reza</text:a>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style-name="Default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Season: 1997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Anaheim Splash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lilavber001">Bernie Lilavois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rvindal001">Dale Ervine</text:a></text:p>
          </table:table-cell>
          <table:table-cell table:style-name="ce1" office:value-type="string">
            <text:p>D,M/F,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.6">
            <text:p>15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rbedan001">Danny Barber</text:a></text:p>
          </table:table-cell>
          <table:table-cell table:style-name="ce1"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eledou001">Doug Neeley</text:a></text:p>
          </table:table-cell>
          <table:table-cell table:style-name="ce1" office:value-type="string">
            <text:p>D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diarm001">Armando Valdivia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gyempau001">Paul Agyeman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vismat001">Matthew Davis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etho001">Thor Lee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yersric001">Rich Ryerson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briejoh002">John O'Brie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irvinbri001">Brian Irvi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weter001">Terry Rowe</text:a></text:p>
          </table:table-cell>
          <table:table-cell table:style-name="ce1" office:value-type="string">
            <text:p>D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estmat001">Matt West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lowpj001">P.J. Polowski</text:a>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ckssha001">Shane Hickso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rouand001">Andy Strouse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driric002">Ricky Rodriguez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aimefra001">Francisco Jaime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otbra001">Brandt Marott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donpau001">Paul Mcdonnell</text:a>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ernarub001">Ruben Fernandez</text:a></text:p>
          </table:table-cell>
          <table:table-cell table:style-name="ce1"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sseken001">Ken Hesse</text:a></text:p>
          </table:table-cell>
          <table:table-cell table:style-name="ce1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Arizona Sandshar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susiaar001">Aaron Susi</text:a></text:p>
          </table:table-cell>
          <table:table-cell table:style-name="ce1" office:value-type="string">
            <text:p>G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derran001">Randy Soderman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merdav001">Dave Camer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nacjas001">Jason Vanacour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erlimar001">Mark Kerlin</text:a></text:p>
          </table:table-cell>
          <table:table-cell table:style-name="ce1" office:value-type="string">
            <text:p>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derric001">Rick Soderma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dbter001">Terry Woodberry</text:a></text:p>
          </table:table-cell>
          <table:table-cell table:style-name="ce1" office:value-type="string">
            <text:p>M,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meremi002">Emilio Romero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illdon001">Don Gaillard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anceleo001">Leo Lancellotti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iniqumil001">Milo Iniquez</text:a>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eramax001">Maxi Viera</text:a></text:p>
          </table:table-cell>
          <table:table-cell table:style-name="ce1"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rrykev001">Kevin Berry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rremig001">Miguel Herrera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bo001">Bobo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kranab001">Nabyl Bekraoui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righken001">Kenny Wright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azrog001">Roger Salazar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aourac001">Rachid Maaouni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ilgavic001">Victor Gilgan</text:a>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orlapab001">Pablo Forlan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ichaher001">Herb Richards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ilemsco001">Scott Hileman</text:a>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odgsjef001">Jeff Hodgson</text:a></text:p>
          </table:table-cell>
          <table:table-cell/>
          <table:table-cell office:value-type="float" office:value="22">
            <text:p>22</text:p>
          </table:table-cell>
          <table:table-cell table:number-columns-repeated="6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allas Sidekick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doyledav001">David Doyle</text:a></text:p>
          </table:table-cell>
          <table:table-cell table:style-name="ce1"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.1">
            <text:p>18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atu001">Tatu</text:a></text:p>
          </table:table-cell>
          <table:table-cell table:style-name="ce1" office:value-type="string">
            <text:p>F,D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royrus001">Rusty Troy</text:a></text:p>
          </table:table-cell>
          <table:table-cell table:style-name="ce1" office:value-type="string">
            <text:p>F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.5">
            <text:p>2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vrnic001">Nick Stavrou</text:a></text:p>
          </table:table-cell>
          <table:table-cell table:style-name="ce1"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4">
            <text:p>19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hamupat001">Patrick Shamu</text:a></text:p>
          </table:table-cell>
          <table:table-cell table:style-name="ce1"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2.2">
            <text:p>22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dramig001">Miguel Pedraza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7.3">
            <text:p>27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ilofra001">Frank Filo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ffhun001">Hunter Goff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uviagui001">Guillermo Luvian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.2">
            <text:p>9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kev001">Kevin Smith</text:a></text:p>
          </table:table-cell>
          <table:table-cell table:style-name="ce1"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.4">
            <text:p>15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ownbea001">Beau Brow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varjos001">Jose Alvarad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wermik001">Mike Powers</text:a></text:p>
          </table:table-cell>
          <table:table-cell table:style-name="ce1" office:value-type="string">
            <text:p>M,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enlui001">Luis Moreno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ntodan001">Daniel Montoya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0.5">
            <text:p>1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aschu001">Chuck Salas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jasisr001">Israel Rojas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3.3">
            <text:p>33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wfsco001">Scott Crawford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nryhan001">Hank Henry</text:a></text:p>
          </table:table-cell>
          <table:table-cell table:style-name="ce1" office:value-type="string">
            <text:p>GK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wenkyl001">Kyle Owen</text:a></text:p>
          </table:table-cell>
          <table:table-cell/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rteant001">Antonio Cortes</text:a></text:p>
          </table:table-cell>
          <table:table-cell table:style-name="ce1" office:value-type="string">
            <text:p>GK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aveswil001">Wilco Ravestyn</text:a></text:p>
          </table:table-cell>
          <table:table-cell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uizgui001">Guillermo Ruiz</text:a>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Detroit Safari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snowken001">Ken Snow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apmand001">Andy Chapman</text:a></text:p>
          </table:table-cell>
          <table:table-cell table:style-name="ce1" office:value-type="string">
            <text:p>F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irkjoe001">Joey Kirk</text:a></text:p>
          </table:table-cell>
          <table:table-cell table:style-name="ce1" office:value-type="string">
            <text:p>F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unakacha001">Charles Unaka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rdumoi001">Moises Garduno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ariacar001">Carlos Farias</text:a></text:p>
          </table:table-cell>
          <table:table-cell table:style-name="ce1"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llimic001">Michael Collins</text:a></text:p>
          </table:table-cell>
          <table:table-cell table:style-name="ce1" office:value-type="string">
            <text:p>D,M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estmar001">Martin Chester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speton001">Tony Gasperetto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inunbob001">Bobby Dinunzio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eigesco001">Scott Weiger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tlagre001">Greg Matlak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donpau001">Paul Mcdonnell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geojim001">Jimmy McGeough</text:a></text:p>
          </table:table-cell>
          <table:table-cell table:style-name="ce1" office:value-type="string">
            <text:p>D,M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visjas001">Jason Davis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hytechr001">Chris Whyte</text:a></text:p>
          </table:table-cell>
          <table:table-cell table:style-name="ce1" office:value-type="string">
            <text:p>D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owerben001">Ben Powers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cfakev001">Kevin Macfarlane</text:a>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nchjua001">Juan Carlos Sanchez</text:a>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arebian001">Ian Farebrother</text:a></text:p>
          </table:table-cell>
          <table:table-cell table:style-name="ce1"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toemi001">Emilson Soto</text:a>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ripat001">Pat Harrington</text:a></text:p>
          </table:table-cell>
          <table:table-cell table:style-name="ce1" office:value-type="string">
            <text:p>GK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achnyar001">Yaro Dachniwsky</text:a></text:p>
          </table:table-cell>
          <table:table-cell table:style-name="ce1" office:value-type="string">
            <text:p>GK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ricatom001">Tomislav Gricar</text:a>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ildedw001">Edward Child</text:a></text:p>
          </table:table-cell>
          <table:table-cell/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koalb001">Albert Marko</text:a>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excol001">Colin Jex</text:a></text:p>
          </table:table-cell>
          <table:table-cell table:style-name="ce1" office:value-type="string">
            <text:p>GK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causte001">Steve McCaul</text:a>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Houston Hotsho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doughpau001">Paul Dougherty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.9">
            <text:p>24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lanzia001">Ziad Alla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7.2">
            <text:p>37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ndojoh001">Nebo Bandovic</text:a></text:p>
          </table:table-cell>
          <table:table-cell table:style-name="ce1" office:value-type="string">
            <text:p>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.5">
            <text:p>30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to001">Beto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.9">
            <text:p>23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drogia001">Giampaulo Pedroso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2.9">
            <text:p>22.9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ittmik001">Mike Britt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sicgor001">Goran Vasic</text:a></text:p>
          </table:table-cell>
          <table:table-cell table:style-name="ce1" office:value-type="string">
            <text:p>F,M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.8">
            <text:p>20.8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onehor001">Horacio Leon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.5">
            <text:p>18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steart001">Arturo Castela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6.7">
            <text:p>16.7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younggar001">Gary Young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0.2">
            <text:p>10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nksdav001">David Banks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ledam001">Damien Harley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12.1">
            <text:p>12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zantchr001">Chris Szanto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kaymar001">Mark McKay</text:a>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labinas001">Nassim Olabi</text:a></text:p>
          </table:table-cell>
          <table:table-cell table:style-name="ce1"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ldoter001">Terry Waldorf</text:a></text:p>
          </table:table-cell>
          <table:table-cell table:style-name="ce1"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estdav001">David West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Indiana Twister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castimir001">Mirko Castillo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orenale002">Alejandro Moreno</text:a></text:p>
          </table:table-cell>
          <table:table-cell table:style-name="ce1" office:value-type="string">
            <text:p>F,M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ollemar001">Mariano Bollella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ckmat001">Matthew Blackbourne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ariacar001">Carlos Farias</text:a></text:p>
          </table:table-cell>
          <table:table-cell table:style-name="ce1"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janjos001">Jose Luis Rojan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gepat001">Pato Margetic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zavalcar002">Carlos Zavala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llajoe001">Joe Callaha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kesha001">Shawn Blakeman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awlesco001">Scott Lawler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ondojos001">Jose Londono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ichorob001">Rob Nichols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ndjoh001">John Sand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otoemi001">Emilson Soto</text:a>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ilbenei001">Neil Gilbert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lubajoh001">John Kluba</text:a></text:p>
          </table:table-cell>
          <table:table-cell table:style-name="ce1"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oweter001">Terry Rowe</text:a></text:p>
          </table:table-cell>
          <table:table-cell table:style-name="ce1"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yersric001">Rich Ryerson</text:a>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zulmat001">Mate Kozul</text:a>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sullgar001">Garrath O'Sullivan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2">
          <table:table-cell table:style-name="Default" office:value-type="string">
            <text:p>Team: Monterrey La Raza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coriamar001">Marco Coria</text:a></text:p>
          </table:table-cell>
          <table:table-cell table:style-name="ce1" office:value-type="string">
            <text:p>G,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.2">
            <text:p>24.2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tigen001">Genoni Martinez</text:a></text:p>
          </table:table-cell>
          <table:table-cell table:style-name="ce1" office:value-type="string">
            <text:p>D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9">
            <text:p>29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.6">
            <text:p>12.6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zizin001">Zizinho</text:a></text:p>
          </table:table-cell>
          <table:table-cell table:style-name="ce1" office:value-type="string">
            <text:p>F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opezmar001">Marco Lopez</text:a></text:p>
          </table:table-cell>
          <table:table-cell table:style-name="ce1"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ichdav001">Dave Reichart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lorejai001">Jaime Flores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eronsam001">Samuel Jeronimo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gfra001">Francisco De La Garza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ezoct001">Octavio Perez</text:a></text:p>
          </table:table-cell>
          <table:table-cell table:style-name="ce1"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srod001">Rodolfo De Las Fuentes</text:a>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ntujai001">Jaime Cantu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rnamar001">Martin Hernandez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rdeale001">Alejandro Cardenas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.4">
            <text:p>4.4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ortizren001">Rene Ortiz</text:a></text:p>
          </table:table-cell>
          <table:table-cell table:style-name="ce1" office:value-type="string">
            <text:p>D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eydav001">David Pereyra</text:a></text:p>
          </table:table-cell>
          <table:table-cell table:style-name="ce1" office:value-type="string">
            <text:p>F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zarger001">Gerado Cazares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nzaser001">Sergio Gonzalez</text:a>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ravaoli001">Olivier Grava</text:a>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asrau001">Raul Salas</text:a></text:p>
          </table:table-cell>
          <table:table-cell table:style-name="ce1"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ernajos001">Jose Luis Hernandez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Portland Pride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bettsjef001">Jeff Betts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intfra001">Franklin McIntosh</text:a></text:p>
          </table:table-cell>
          <table:table-cell table:style-name="ce1"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rickben001">Ben Erickson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artrob001">Rob Baarts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nscban001">Ban Lensch</text:a>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egrebri001">Brian Negrete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ggkev001">Kevin Legg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ubioabr001">Abraham Rubio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ngoneoth001">Oth Ngonethong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ntzrog001">Roger Gantz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ckedan001">Dan Packer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lackral001">Ralph Black</text:a></text:p>
          </table:table-cell>
          <table:table-cell table:style-name="ce1" office:value-type="string">
            <text:p>D,M,F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leonejoe001">Joey Leonetti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unakacha001">Charles Unaka</text:a></text:p>
          </table:table-cell>
          <table:table-cell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garsco001">Scott Sagar</text:a>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ouchkil001">Kiley Couch</text:a></text:p>
          </table:table-cell>
          <table:table-cell table:style-name="ce1" office:value-type="string">
            <text:p>D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anetom001">Tom Crane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nch001">Bench</text:a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cottchr001">Chris Scotti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hownzac001">Zack Chown</text:a>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hillbre001">Brett Phillips</text:a></text:p>
          </table:table-cell>
          <table:table-cell table:style-name="ce1" office:value-type="string">
            <text:p>GK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avanpet001">Peter Kavanagh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acramento Knight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parryjon001">Jon Parry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.1">
            <text:p>19.1</text:p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homamar001">Mark Thomas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rujomic001">Michael Arujo</text:a>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umbo001">Drago Dumbovic</text:a></text:p>
          </table:table-cell>
          <table:table-cell table:style-name="ce1" office:value-type="string">
            <text:p>F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uttoant001">Antonio Sutton</text:a></text:p>
          </table:table-cell>
          <table:table-cell table:style-name="ce1" office:value-type="string">
            <text:p>D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olisrud001">Rudy Doliscat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edgerlee001">Lee Edgerton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donchr001">Chris McDonald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alcaljef001">Jeff Alcala</text:a></text:p>
          </table:table-cell>
          <table:table-cell/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raseiai001">Iain Fraser</text:a></text:p>
          </table:table-cell>
          <table:table-cell table:style-name="ce1" office:value-type="string">
            <text:p>D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rvejoh001">John Garvey</text:a></text:p>
          </table:table-cell>
          <table:table-cell table:style-name="ce1"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urneand001">Andy Furnell</text:a>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nsepau001">Paul Hansen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ftcra001">Craig Huft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noxtom001">Tommy Knox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illaric003">Ricky Villa</text:a></text:p>
          </table:table-cell>
          <table:table-cell/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vitbra001">Brandon Cavitt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alvaphi001">Phil Salvagio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esttim001">Tim Maestretti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dsedan001">Dan Madsen</text:a>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quinnbla001">Blair Quinn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Seattle SeaDo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olu-mjoh001">John Olu-Molomo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cordic001">Dick McCormick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arbojea001">Jean Harbor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ialetom001">Tom Bialek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rougbru001">Bruce Broughton</text:a></text:p>
          </table:table-cell>
          <table:table-cell/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unnjas001">Jason Dun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ontamar001">Marcelo Fontana</text:a></text:p>
          </table:table-cell>
          <table:table-cell table:style-name="ce1" office:value-type="string">
            <text:p>M,F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urttjoh001">John Purttema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ttsdav001">David Mattso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rnigas001">Gaston Pernia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rookbil001">Bill Crook</text:a></text:p>
          </table:table-cell>
          <table:table-cell table:style-name="ce1" office:value-type="string">
            <text:p>D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heeldav001">David Wheeler</text:a>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oodhtod001">Todd Woodhouse</text:a>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pidaset001">Seth Spidahl</text:a>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unnjam001">James Dunn</text:a>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taubtod001">Todd Stauber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urrasha001">Shannon Murray</text:a></text:p>
          </table:table-cell>
          <table:table-cell/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onzanat001">Nat Gonzalez</text:a></text:p>
          </table:table-cell>
          <table:table-cell table:style-name="ce1" office:value-type="string">
            <text:p>GK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arciraf002">Rafael Garcia</text:a>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laojua001">Juan De La O</text:a></text:p>
          </table:table-cell>
          <table:table-cell table:style-name="ce1" office:value-type="string">
            <text:p>GK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deckesha001">Shane Decker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abcotim001">Tim Babcock</text:a>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style-name="Default" table:number-columns-repeated="2"/>
        </table:table-row>
        <table:table-row table:style-name="ro1" table:number-rows-repeated="5">
          <table:table-cell table:style-name="Default" table:number-columns-repeated="18"/>
        </table:table-row>
        <table:table-row table:style-name="ro1">
          <table:table-cell table:style-name="Default" office:value-type="string">
            <text:p>Team: Washington Warthogs</text:p>
          </table:table-cell>
          <table:table-cell table:style-name="Default" table:number-columns-repeated="17"/>
        </table:table-row>
        <table:table-row table:style-name="ro1">
          <table:table-cell table:style-name="Default" table:number-columns-repeated="18"/>
        </table:table-row>
        <table:table-row table:style-name="ro3">
          <table:table-cell office:value-type="string">
            <text:p><text:a xlink:href="http://www.justsportsstats.com/soccerstatsindex.php?player_id=castagui001">Guillermo Castaneda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ccleeri001">Eric McClellan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cabraden001">Denison Cabral</text:a></text:p>
          </table:table-cell>
          <table:table-cell table:style-name="ce1" office:value-type="string">
            <text:p>F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hunjagor001">Goran Hunjak</text:a></text:p>
          </table:table-cell>
          <table:table-cell table:style-name="ce1"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walketar001">Tarik Walker</text:a></text:p>
          </table:table-cell>
          <table:table-cell table:style-name="ce1" office:value-type="string">
            <text:p>F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rezajua001">Juan Carlos Reza</text:a></text:p>
          </table:table-cell>
          <table:table-cell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mithdou001">Doug Smith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rcader001">Derrick Marcano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ohnsbob001">Bobby Johnston</text:a></text:p>
          </table:table-cell>
          <table:table-cell/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ziojoe001">Joe Koziol</text:a></text:p>
          </table:table-cell>
          <table:table-cell table:style-name="ce1"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snydetro001">Troy Snyder</text:a></text:p>
          </table:table-cell>
          <table:table-cell table:style-name="ce1"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ascuagu001">Agustin Pascual</text:a></text:p>
          </table:table-cell>
          <table:table-cell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georgfes001">Festus George</text:a></text:p>
          </table:table-cell>
          <table:table-cell/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bellste001">Steve Bell</text:a></text:p>
          </table:table-cell>
          <table:table-cell table:style-name="ce1" office:value-type="string">
            <text:p>F-M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valenjai001">Jaime Valencia</text:a>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pettitod001">Todd Pettigrew</text:a>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kostidra001">Dragoslav Kostic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forliron001">Ron Forline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johnsada001">Adam Johnson</text:a></text:p>
          </table:table-cell>
          <table:table-cell/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acieclo001">Clovis Maciel</text:a></text:p>
          </table:table-cell>
          <table:table-cell table:style-name="ce1" office:value-type="string">
            <text:p>GK</text:p>
          </table:table-cell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tennedav001">David Tenney</text:a></text:p>
          </table:table-cell>
          <table:table-cell table:style-name="ce1" office:value-type="string">
            <text:p>GK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string">
            <text:p/>
          </table:table-cell>
          <table:table-cell office:value-type="string">
            <text:p/>
          </table:table-cell>
        </table:table-row>
        <table:table-row table:style-name="ro3">
          <table:table-cell office:value-type="string">
            <text:p><text:a xlink:href="http://www.justsportsstats.com/soccerstatsindex.php?player_id=meltocra001">Craig Melton</text:a></text:p>
          </table:table-cell>
          <table:table-cell/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6/12/2014</text:date>, <text:time>02:0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1:10:59</meta:creation-date>
    <dc:date>2014-06-12T02:03:11</dc:date>
    <meta:editing-duration>PT52M13S</meta:editing-duration>
    <meta:editing-cycles>2</meta:editing-cycles>
    <meta:generator>OpenOffice.org/3.4.1$Unix OpenOffice.org_project/341m1$Build-9593</meta:generator>
    <meta:document-statistic meta:table-count="3" meta:cell-count="21661" meta:object-count="0"/>
    <meta:user-defined meta:name=""/>
  </office:meta>
</office:document-meta>
</file>